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e2" style:family="table">
      <style:table-properties style:width="17cm" table:align="margins"/>
    </style:style>
    <style:style style:name="teste2.A" style:family="table-column">
      <style:table-column-properties style:column-width="8.5cm" style:rel-column-width="32767*"/>
    </style:style>
    <style:style style:name="teste2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e2.B1" style:family="table-cell">
      <style:table-cell-properties fo:padding="0.097cm" fo:border="0.05pt solid #000000"/>
    </style:style>
    <style:style style:name="teste2.A2" style:family="table-cell">
      <style:table-cell-properties fo:padding="0.097cm" fo:border-left="0.05pt solid #000000" fo:border-right="none" fo:border-top="none" fo:border-bottom="0.05pt solid #000000"/>
    </style:style>
    <style:style style:name="test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df067" officeooo:paragraph-rsid="001df067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df067" officeooo:paragraph-rsid="001df067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f067" officeooo:paragraph-rsid="001df067"/>
    </style:style>
    <style:style style:name="P4" style:family="paragraph" style:parent-style-name="Standard">
      <style:text-properties style:font-name="Arial" fo:font-size="14pt" fo:font-weight="bold" officeooo:rsid="001df067" officeooo:paragraph-rsid="001df067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3pt" officeooo:rsid="001df067" officeooo:paragraph-rsid="001df067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fe0ef" officeooo:paragraph-rsid="001fe0ef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36838" officeooo:paragraph-rsid="00236838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54146" officeooo:paragraph-rsid="0025414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officeooo:rsid="0025e9f6" officeooo:paragraph-rsid="0025e9f6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5e9f6" officeooo:paragraph-rsid="0025e9f6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254146" officeooo:paragraph-rsid="00254146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254146" officeooo:paragraph-rsid="0025e9f6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25e9f6" officeooo:paragraph-rsid="0025e9f6" style:font-weight-asian="bold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29c132" officeooo:paragraph-rsid="0029c132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254146" officeooo:paragraph-rsid="00254146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254146" officeooo:paragraph-rsid="00254146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254146" officeooo:paragraph-rsid="0025e9f6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254146" officeooo:paragraph-rsid="00254146" style:font-weight-asian="bold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254146" officeooo:paragraph-rsid="0025e9f6" style:font-weight-asian="bold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weight="bold" officeooo:rsid="0025e9f6" officeooo:paragraph-rsid="0025e9f6" style:font-weight-asian="bold" style:font-weight-complex="bold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Arial" fo:font-weight="bold" officeooo:rsid="0025e9f6" officeooo:paragraph-rsid="0025e9f6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20dfcc" officeooo:paragraph-rsid="0021ccc8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21ccc8" officeooo:paragraph-rsid="0021ccc8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weight="bold" officeooo:rsid="0021ccc8" officeooo:paragraph-rsid="0021ccc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236838" officeooo:paragraph-rsid="00236838"/>
    </style:style>
    <style:style style:name="T1" style:family="text">
      <style:text-properties officeooo:rsid="001f06e4"/>
    </style:style>
    <style:style style:name="T2" style:family="text">
      <style:text-properties officeooo:rsid="0021ccc8"/>
    </style:style>
    <style:style style:name="T3" style:family="text">
      <style:text-properties officeooo:rsid="00236838"/>
    </style:style>
    <style:style style:name="T4" style:family="text">
      <style:text-properties officeooo:rsid="0025414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b061" style:font-weight-asian="normal" style:font-weight-complex="normal"/>
    </style:style>
    <style:style style:name="T8" style:family="text">
      <style:text-properties fo:font-weight="normal" officeooo:rsid="0025e9f6" style:font-weight-asian="normal" style:font-weight-complex="normal"/>
    </style:style>
    <style:style style:name="T9" style:family="text">
      <style:text-properties officeooo:rsid="0025e9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RURAL DE PERNAMBUCO</text:p>
      <text:p text:style-name="P4">DEPARTAMENTO DE ESTATÍSTICA E INFORMÁTICA (DEINFO)</text:p>
      <text:p text:style-name="P5">06297 – Fundamentos de Engenharia de Software</text:p>
      <text:p text:style-name="P1">Prof. Jones Albuquerque</text:p>
      <text:p text:style-name="P1"/>
      <text:p text:style-name="P1">NOME: Matheus Campos da Silva</text:p>
      <text:p text:style-name="P1"/>
      <text:p text:style-name="P2">PROVA ESCRITA 2 – Teste</text:p>
      <text:p text:style-name="P2"/>
      <text:p text:style-name="P3"/>
      <text:p text:style-name="P3">Questão (1.5)</text:p>
      <text:p text:style-name="P3"><text:tab/>A mesma abordagem pode e deve ser aplicada a cada uma delas, por que afinal de contas, engenharia de software abrange qualquer tipo de software, não importando se é embutido, legado, WebApp, aberto, etc.</text:p>
      <text:p text:style-name="P3"/>
      <text:p text:style-name="P3">Questão (2.4)</text:p>
      <text:p text:style-name="P3"><text:tab/><text:span text:style-name="T1">Um engenheiro de software pode usar as seguintes medidas a fim de avaliar o processo de software pessoal: linhas de código, erros encontrados, custo, eficiência, eficácia e várias outras medidas que podem ajudá-lo a ter uma ideia melhor de como está sendo produzido o software. Com todas essas informações na mão ele pode decidir como será o futuro do PSP de modo que o software a ser produzido seja o melhor possível.</text:span></text:p>
      <text:p text:style-name="P6"/>
      <text:p text:style-name="P6">Questão (3.4)</text:p>
      <text:p text:style-name="P6"><text:tab/></text:p>
      <table:table table:name="teste2" table:style-name="teste2">
        <table:table-column table:style-name="teste2.A" table:number-columns-repeated="2"/>
        <table:table-row>
          <table:table-cell table:style-name="teste2.A1" office:value-type="string">
            <text:p text:style-name="P24">Metodologia ágil</text:p>
          </table:table-cell>
          <table:table-cell table:style-name="teste2.B1" office:value-type="string">
            <text:p text:style-name="P24">Atividades estruturais genéricas</text:p>
          </table:table-cell>
        </table:table-row>
        <table:table-row>
          <table:table-cell table:style-name="teste2.A2" office:value-type="string">
            <text:p text:style-name="P22">Scrum</text:p>
          </table:table-cell>
          <table:table-cell table:style-name="teste2.B2" office:value-type="string">
            <text:p text:style-name="P22">Planejamento, Autópsia, <text:span text:style-name="T3">Desenvolvimento</text:span></text:p>
          </table:table-cell>
        </table:table-row>
        <table:table-row>
          <table:table-cell table:style-name="teste2.A2" office:value-type="string">
            <text:p text:style-name="P22">Extreme <text:span text:style-name="T2">p</text:span>rogramming (XP)</text:p>
          </table:table-cell>
          <table:table-cell table:style-name="teste2.B2" office:value-type="string">
            <text:p text:style-name="P22">Desenvolvimento</text:p>
          </table:table-cell>
        </table:table-row>
        <table:table-row>
          <table:table-cell table:style-name="teste2.A2" office:value-type="string">
            <text:p text:style-name="P22">Crystal</text:p>
          </table:table-cell>
          <table:table-cell table:style-name="teste2.B2" office:value-type="string">
            <text:p text:style-name="P23">Se adapta ao software</text:p>
          </table:table-cell>
        </table:table-row>
        <table:table-row>
          <table:table-cell table:style-name="teste2.A2" office:value-type="string">
            <text:p text:style-name="P22">DSDM</text:p>
          </table:table-cell>
          <table:table-cell table:style-name="teste2.B2" office:value-type="string">
            <text:p text:style-name="P22">Projeto de alto nível</text:p>
          </table:table-cell>
        </table:table-row>
        <table:table-row>
          <table:table-cell table:style-name="teste2.A2" office:value-type="string">
            <text:p text:style-name="P22"><text:span text:style-name="T3">Desenvolvimento de software enxuto (</text:span>LSD<text:span text:style-name="T3">)</text:span></text:p>
          </table:table-cell>
          <table:table-cell table:style-name="teste2.B2" office:value-type="string">
            <text:p text:style-name="P23">Desenvolvimento, <text:span text:style-name="T3">Projeto de alto nível</text:span></text:p>
          </table:table-cell>
        </table:table-row>
        <table:table-row>
          <table:table-cell table:style-name="teste2.A2" office:value-type="string">
            <text:p text:style-name="P25">Processo unificado ágil (AUP)</text:p>
          </table:table-cell>
          <table:table-cell table:style-name="teste2.B2" office:value-type="string">
            <text:p text:style-name="P25">Planejamento, Desenvolvimento</text:p>
          </table:table-cell>
        </table:table-row>
        <table:table-row>
          <table:table-cell table:style-name="teste2.A2" office:value-type="string">
            <text:p text:style-name="P23">Modelagem ágil (AM)</text:p>
          </table:table-cell>
          <table:table-cell table:style-name="teste2.B2" office:value-type="string">
            <text:p text:style-name="P23">Plenajamento, Revisão de projeto de alto nível</text:p>
          </table:table-cell>
        </table:table-row>
        <table:table-row>
          <table:table-cell table:style-name="teste2.A2" office:value-type="string">
            <text:p text:style-name="P22">FDD</text:p>
          </table:table-cell>
          <table:table-cell table:style-name="teste2.B2" office:value-type="string">
            <text:p text:style-name="P23">Planejamento, Revisão de projeto de alto nível</text:p>
          </table:table-cell>
        </table:table-row>
      </table:table>
      <text:p text:style-name="P6"/>
      <text:p text:style-name="P7">Questão (4.10)</text:p>
      <text:p text:style-name="P7"><text:tab/>Modelos são extremamente importantes no mundo da engenharia, não poderia ser diferente na engenharia de software. O modelo é o que torna a ideia mais próxima da realidade antes mesmo dela ser realizada, no nosso caso, essa ideia tem nome: software.</text:p>
      <text:p text:style-name="P7"><text:tab/>É interessante e necessário que se tenha um modelo de software para testar novas funcionalidades, projetar um sistema melhor, avaliar o software a ser desenvolvido, etc. <text:span text:style-name="T4">Um modelo é uma representação do produto antes mesmo dele ser feito!</text:span></text:p>
      <text:p text:style-name="P7"/>
      <text:p text:style-name="P7"/>
      <text:p text:style-name="P7"/>
      <text:p text:style-name="P7"/>
      <text:p text:style-name="P7"/>
      <text:p text:style-name="P8"><text:soft-page-break/>Questão (5.9)</text:p>
      <text:p text:style-name="P15">(a) </text:p>
      <text:p text:style-name="P11"><text:span text:style-name="T5">Ator primário:</text:span> Cliente de banco</text:p>
      <text:p text:style-name="P11"/>
      <text:p text:style-name="P18">Meta do contexto: <text:span text:style-name="T6">Fazer um saque em caixa eletrônico.</text:span></text:p>
      <text:p text:style-name="P18"><text:span text:style-name="T6"/></text:p>
      <text:p text:style-name="P13">Precondições:<text:span text:style-name="T6"> Nenhuma</text:span></text:p>
      <text:p text:style-name="P13"><text:span text:style-name="T6"/></text:p>
      <text:p text:style-name="P13">Cenário:</text:p>
      <text:p text:style-name="P21"><text:span text:style-name="T6"/></text:p>
      <text:p text:style-name="P21">Cliente de banco:<text:span text:style-name="T6"> Insere o cartão do banco no caixa eletrônico.</text:span></text:p>
      <text:p text:style-name="P21">Cliente de banco:<text:span text:style-name="T6"> Seleciona “saque em conta-corrente” ou “saque em poupança”.</text:span></text:p>
      <text:p text:style-name="P21">Cliente de banco:<text:span text:style-name="T6"> Define o valor a ser sacado.</text:span></text:p>
      <text:p text:style-name="P21">Cliente de banco: <text:span text:style-name="T6">Digita a senha de seu cartão.</text:span></text:p>
      <text:p text:style-name="P21">Cliente de banco: <text:span text:style-name="T6">Recebe a quantia definida.</text:span></text:p>
      <text:p text:style-name="P21">Cliente de banco: <text:span text:style-name="T6">Encerra suas atividades no caixa.</text:span></text:p>
      <text:p text:style-name="P21"><text:span text:style-name="T6"/></text:p>
      <text:p text:style-name="P13">Exceções:</text:p>
      <text:p text:style-name="P11"/>
      <text:list xml:id="list2573762256251780912" text:style-name="L1">
        <text:list-item>
          <text:p text:style-name="P9">O caixa eletrônico está sem dinheiro: Torna impossível o saque.</text:p>
        </text:list-item>
        <text:list-item>
          <text:p text:style-name="P9">O cliente de banco insere a senha incorreta: O caixa informa que a senha está incorreta e solicita novamente a senha, o cliente desta vez a insere corretamente.</text:p>
        </text:list-item>
      </text:list>
      <text:p text:style-name="P10"/>
      <text:p text:style-name="P13">Prioridade: <text:span text:style-name="T6">Essencial</text:span></text:p>
      <text:p text:style-name="P14"><text:span text:style-name="T6"/></text:p>
      <text:p text:style-name="P14">Frequência de uso:<text:span text:style-name="T6"> Várias vezes ao mê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9:01:36.175000000</meta:creation-date>
    <dc:date>2016-09-20T10:34:09.074000000</dc:date>
    <meta:editing-duration>PT6M14S</meta:editing-duration>
    <meta:editing-cycles>5</meta:editing-cycles>
    <meta:generator>LibreOffice/5.1.5.2$Windows_x86 LibreOffice_project/7a864d8825610a8c07cfc3bc01dd4fce6a9447e5</meta:generator>
    <meta:document-statistic meta:table-count="1" meta:image-count="0" meta:object-count="0" meta:page-count="2" meta:paragraph-count="50" meta:word-count="404" meta:character-count="2563" meta:non-whitespace-character-count="2202"/>
  </office:meta>
</office:document-meta>
</file>